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9933" draw:textarea-horizontal-align="justify" draw:textarea-vertical-align="middle" draw:auto-grow-height="false" fo:min-height="3.342cm" fo:min-width="3.092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258cm" fo:min-width="2.04cm"/>
    </style:style>
    <style:style style:name="gr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00cccc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004cm" fo:min-width="1.723cm"/>
    </style:style>
    <style:style style:name="gr9" style:family="graphic" style:parent-style-name="standard">
      <style:graphic-properties draw:fill-color="#009933" draw:textarea-horizontal-align="justify" draw:textarea-vertical-align="middle" draw:auto-grow-height="false" fo:min-height="3.342cm" fo:min-width="3.092cm" draw:shadow="hidden"/>
    </style:style>
    <style:style style:name="gr10" style:family="graphic" style:parent-style-name="standard">
      <style:graphic-properties draw:textarea-vertical-align="middle" draw:auto-grow-height="false" fo:min-height="1.885cm" fo:min-width="1.635cm"/>
    </style:style>
    <style:style style:name="gr11" style:family="graphic" style:parent-style-name="standard">
      <style:graphic-properties draw:textarea-vertical-align="middle" draw:auto-grow-height="false" fo:min-height="0.839cm" fo:min-width="0.589cm"/>
    </style:style>
    <style:style style:name="gr12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14" style:family="graphic" style:parent-style-name="standard">
      <style:graphic-properties draw:textarea-horizontal-align="justify" draw:textarea-vertical-align="middle" draw:auto-grow-height="false" fo:min-height="0.662cm" fo:min-width="0.39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004cm" fo:min-width="1.167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004cm" fo:min-width="2.808cm"/>
    </style:style>
    <style:style style:name="gr17" style:family="graphic" style:parent-style-name="standard">
      <style:graphic-properties draw:stroke="none" svg:stroke-color="#000000" draw:fill="solid" draw:fill-color="#00cccc" fo:min-height="1.423cm"/>
    </style:style>
    <style:style style:name="gr18" style:family="graphic" style:parent-style-name="standard">
      <style:graphic-properties draw:stroke="none" svg:stroke-color="#000000" draw:fill="solid" draw:fill-color="#00cccc" draw:textarea-horizontal-align="left" draw:auto-grow-height="true" draw:auto-grow-width="true" fo:min-height="1.423cm" fo:min-width="2.182cm"/>
    </style:style>
    <style:style style:name="gr19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1.423cm" fo:min-width="3.558cm"/>
    </style:style>
    <style:style style:name="gr2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23cm" fo:min-width="2.783cm"/>
    </style:style>
    <style:style style:name="gr21" style:family="graphic" style:parent-style-name="standard">
      <style:graphic-properties draw:stroke="none" svg:stroke-color="#000000" draw:fill="solid" draw:fill-color="#cccccc" draw:fill-image-width="0cm" draw:fill-image-height="0cm" draw:textarea-horizontal-align="left" draw:auto-grow-height="true" draw:auto-grow-width="true" fo:min-height="1.423cm" fo:min-width="3.558cm"/>
    </style:style>
    <style:style style:name="gr22" style:family="graphic" style:parent-style-name="standard">
      <style:graphic-properties draw:stroke="none" svg:stroke-color="#000000" draw:fill="none" draw:fill-color="#ffcc00" draw:textarea-horizontal-align="left" draw:auto-grow-height="true" draw:auto-grow-width="false" fo:min-height="1.423cm" fo:min-width="0cm"/>
    </style:style>
    <style:style style:name="gr23" style:family="graphic" style:parent-style-name="standard">
      <style:graphic-properties draw:stroke="none" svg:stroke-color="#000000" draw:fill="none" draw:fill-color="#ffcc00" draw:textarea-horizontal-align="left" draw:auto-grow-height="true" draw:auto-grow-width="true" fo:min-height="1.423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.004cm" fo:min-width="2.279cm"/>
    </style:style>
    <style:style style:name="P1" style:family="paragraph">
      <loext:graphic-properties draw:fill-color="#009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ff3333"/>
    </style:style>
    <style:style style:name="P6" style:family="paragraph">
      <loext:graphic-properties draw:fill="solid" draw:fill-color="#00cccc"/>
    </style:style>
    <style:style style:name="P7" style:family="paragraph">
      <loext:graphic-properties draw:fill="solid" draw:fill-color="#cccccc"/>
    </style:style>
    <style:style style:name="P8" style:family="paragraph">
      <loext:graphic-properties draw:fill="solid" draw:fill-color="#cccccc" draw:fill-image-width="0cm" draw:fill-image-height="0cm"/>
    </style:style>
    <style:style style:name="P9" style:family="paragraph">
      <loext:graphic-properties draw:fill="none" draw:fill-color="#ff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cm" svg:height="0cm" svg:x="4.918cm" svg:y="4.352cm" svg:viewBox="0 0 0 0" draw:points="0,0">
            <text:p/>
          </draw:polygon>
          <draw:path draw:style-name="gr2" draw:text-style-name="P2" draw:layer="layout" svg:width="7.619cm" svg:height="4.757cm" svg:x="4.918cm" svg:y="7.526cm" svg:viewBox="0 0 7620 4758" svg:d="M1905 952c0 1078 825 1903 1905 1903s1905-825 1905-1903c0-351-87-675-242-952h2147v4758h-7620v-4758h2147c-155 277-242 601-242 952z">
            <text:p/>
          </draw:path>
          <draw:frame draw:style-name="gr3" draw:text-style-name="P3" draw:layer="layout" svg:width="5.819cm" svg:height="1.673cm" svg:x="5.957cm" svg:y="10.452cm">
            <draw:text-box>
              <text:p>JointStatesNodelet</text:p>
              <text:p>HwInterface</text:p>
            </draw:text-box>
          </draw:frame>
          <draw:custom-shape draw:style-name="gr4" draw:text-style-name="P4" draw:layer="layout" svg:width="2.54cm" svg:height="0.508cm" draw:transform="rotate (1.5707963267949) translate (8.474cm 5.621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54cm" svg:height="0.508cm" draw:transform="rotate (1.5707963267949) translate (8.474cm 14.765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3" draw:layer="layout" svg:width="2.407cm" svg:height="1.673cm" svg:x="9.744cm" svg:y="13.749cm">
            <draw:text-box>
              <text:p>Output</text:p>
              <text:p>Topic</text:p>
            </draw:text-box>
          </draw:frame>
          <draw:frame draw:style-name="gr5" draw:text-style-name="P5" draw:layer="layout" svg:width="3.283cm" svg:height="1.673cm" svg:x="1cm" svg:y="4.329cm">
            <draw:text-box>
              <text:p>Feedback</text:p>
              <text:p>Topic</text:p>
            </draw:text-box>
          </draw:frame>
          <draw:frame draw:style-name="gr6" draw:text-style-name="P6" draw:layer="layout" svg:width="2.263cm" svg:height="1.673cm" svg:x="7.481cm" svg:y="1.254cm">
            <draw:text-box>
              <text:p>Target</text:p>
              <text:p>Topic</text:p>
            </draw:text-box>
          </draw:frame>
          <draw:frame draw:style-name="gr7" draw:text-style-name="P7" draw:layer="layout" svg:width="4.058cm" svg:height="1.673cm" svg:x="15.078cm" svg:y="5.726cm">
            <draw:text-box>
              <text:p>Feedforward</text:p>
              <text:p>Topic</text:p>
            </draw:text-box>
          </draw:frame>
          <draw:custom-shape draw:style-name="gr8" draw:text-style-name="P4" draw:layer="layout" svg:width="2.54cm" svg:height="0.508cm" svg:x="2.351cm" svg:y="6.1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54cm" svg:height="0.508cm" svg:x="12.538cm" svg:y="6.102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path draw:style-name="gr9" draw:text-style-name="P1" draw:layer="layout" svg:width="7.619cm" svg:height="4.757cm" svg:x="25.257cm" svg:y="4.751cm" svg:viewBox="0 0 7620 4758" svg:d="M5715 2855c0 1079-825 1903-1905 1903s-1905-824-1905-1903c0-351 87-675 242-952h-2147v-1903h7620v1903h-2147c155 277 242 601 242 952z">
              <text:p/>
            </draw:path>
            <draw:g>
              <draw:custom-shape draw:style-name="gr10" draw:text-style-name="P2" draw:layer="layout" svg:width="2.134cm" svg:height="2.134cm" svg:x="28.051cm" svg:y="6.588cm">
                <text:p/>
                <draw:enhanced-geometry svg:viewBox="0 0 21600 21600" draw:text-areas="0 0 21600 21600" draw:type="circular-arrow" draw:modifiers="180 135.460684025093 9165.17584043493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11" draw:text-style-name="P2" draw:layer="layout" svg:width="1.088cm" svg:height="1.088cm" draw:transform="rotate (1.5707963267949) translate (28.574cm 8.199cm)">
                <text:p/>
                <draw:enhanced-geometry svg:viewBox="0 0 21600 21600" draw:text-areas="0 0 21600 21600" draw:type="circular-arrow" draw:modifiers="180 135.460684025093 9165.17584043493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3" draw:text-style-name="P3" draw:layer="layout" svg:width="3.567cm" svg:height="0.962cm" svg:x="27.289cm" svg:y="5.699cm">
              <draw:text-box>
                <text:p>CASCADE</text:p>
              </draw:text-box>
            </draw:frame>
            <draw:custom-shape draw:style-name="gr12" draw:text-style-name="P2" draw:layer="layout" svg:width="0.889cm" svg:height="0.889cm" svg:x="28.532cm" svg:y="4.40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2" draw:text-style-name="P2" draw:layer="layout" svg:width="0.889cm" svg:height="0.889cm" svg:x="24.876cm" svg:y="5.19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2" draw:text-style-name="P2" draw:layer="layout" svg:width="0.889cm" svg:height="0.889cm" svg:x="32.369cm" svg:y="5.318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g>
            <draw:path draw:style-name="gr9" draw:text-style-name="P1" draw:layer="layout" svg:width="7.619cm" svg:height="4.757cm" svg:x="4.918cm" svg:y="5.64cm" svg:viewBox="0 0 7620 4758" svg:d="M5715 2855c0 1079-825 1903-1905 1903s-1905-824-1905-1903c0-351 87-675 242-952h-2147v-1903h7620v1903h-2147c155 277 242 601 242 952z">
              <text:p/>
            </draw:path>
            <draw:g>
              <draw:custom-shape draw:style-name="gr10" draw:text-style-name="P2" draw:layer="layout" svg:width="2.134cm" svg:height="2.134cm" svg:x="7.712cm" svg:y="7.477cm">
                <text:p/>
                <draw:enhanced-geometry svg:viewBox="0 0 21600 21600" draw:text-areas="0 0 21600 21600" draw:type="circular-arrow" draw:modifiers="180 135.460684025093 9165.17584043493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11" draw:text-style-name="P2" draw:layer="layout" svg:width="1.088cm" svg:height="1.088cm" draw:transform="rotate (1.5707963267949) translate (8.235cm 9.088cm)">
                <text:p/>
                <draw:enhanced-geometry svg:viewBox="0 0 21600 21600" draw:text-areas="0 0 21600 21600" draw:type="circular-arrow" draw:modifiers="180 135.460684025093 9165.17584043493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3" draw:text-style-name="P3" draw:layer="layout" svg:width="3.567cm" svg:height="0.962cm" svg:x="6.95cm" svg:y="5.953cm">
              <draw:text-box>
                <text:p>CASCADE</text:p>
              </draw:text-box>
            </draw:frame>
          </draw:g>
        </draw:g>
      </draw:page>
      <draw:page draw:name="page2" draw:style-name="dp1" draw:master-page-name="Default">
        <draw:g>
          <draw:custom-shape draw:style-name="gr13" draw:text-style-name="P2" draw:layer="layout" svg:width="3.81cm" svg:height="2.54cm" svg:x="13.857cm" svg:y="4.81cm">
            <text:p text:style-name="P2">Position</text:p>
            <text:p text:style-name="P2">Controller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6cm" svg:height="1.29cm" svg:x="19.582cm" svg:y="5.435cm">
            <text:p text:style-name="P2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3.81cm" svg:height="2.54cm" svg:x="22.747cm" svg:y="4.81cm">
            <text:p text:style-name="P2">Target</text:p>
            <text:p text:style-name="P2">Velocity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81cm" svg:height="2.54cm" svg:x="29.097cm" svg:y="4.81cm">
            <text:p text:style-name="P2">Velocity</text:p>
            <text:p text:style-name="P2">Controller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6cm" svg:height="1.29cm" svg:x="36.611cm" svg:y="5.457cm">
            <text:p text:style-name="P2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1.905cm" svg:height="0.508cm" svg:x="17.667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4" draw:layer="layout" svg:width="1.905cm" svg:height="0.508cm" svg:x="20.842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4" draw:layer="layout" svg:width="3.78cm" svg:height="0.508cm" svg:x="32.907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4" draw:layer="layout" svg:width="1.905cm" svg:height="0.508cm" svg:x="37.814cm" svg:y="5.84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svg:x="26.557cm" svg:y="5.82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2" draw:layer="layout" svg:width="3.81cm" svg:height="2.54cm" svg:x="4.94cm" svg:y="4.783cm">
            <text:p text:style-name="P2">Target</text:p>
            <text:p text:style-name="P2">Position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54cm" svg:height="0.508cm" svg:x="2.4cm" svg:y="5.79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2" draw:layer="layout" svg:width="3.81cm" svg:height="2.54cm" svg:x="13.83cm" svg:y="9.89cm">
            <text:p text:style-name="P2">Position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81cm" svg:height="2.54cm" svg:x="29.07cm" svg:y="9.89cm">
            <text:p text:style-name="P2">Velocity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6cm" svg:height="1.29cm" svg:x="10.665cm" svg:y="5.425cm">
            <text:p text:style-name="P2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1.905cm" svg:height="0.508cm" svg:x="8.75cm" svg:y="5.8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4" draw:layer="layout" svg:width="1.905cm" svg:height="0.508cm" svg:x="11.925cm" svg:y="5.8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15.481cm 9.8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30.848cm 9.8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11.036cm 5.445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54cm" svg:height="0.508cm" draw:transform="rotate (1.5707963267949) translate (19.926cm 5.445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54cm" svg:height="0.508cm" draw:transform="rotate (1.5707963267949) translate (37.025cm 5.467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15.608cm 14.9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30.721cm 14.9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" draw:text-style-name="P6" draw:layer="layout" svg:width="3.175cm" svg:height="1.673cm" svg:x="1.384cm" svg:y="4.026cm">
            <draw:text-box>
              <text:p>Target</text:p>
              <text:p>position</text:p>
            </draw:text-box>
          </draw:frame>
          <draw:frame draw:style-name="gr18" draw:text-style-name="P6" draw:layer="layout" svg:width="2.682cm" svg:height="1.673cm" svg:x="19.911cm" svg:y="9.255cm">
            <draw:text-box>
              <text:p>Target </text:p>
              <text:p>Velocity</text:p>
            </draw:text-box>
          </draw:frame>
          <draw:custom-shape draw:style-name="gr8" draw:text-style-name="P4" draw:layer="layout" svg:width="2.54cm" svg:height="0.508cm" draw:transform="rotate (1.5707963267949) translate (19.926cm 9.28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7" draw:layer="layout" svg:width="4.058cm" svg:height="1.673cm" svg:x="19.551cm" svg:y="1.232cm">
            <draw:text-box>
              <text:p>Feedforward</text:p>
              <text:p>Velocity</text:p>
            </draw:text-box>
          </draw:frame>
          <draw:frame draw:style-name="gr19" draw:text-style-name="P7" draw:layer="layout" svg:width="4.058cm" svg:height="1.673cm" svg:x="10.788cm" svg:y="1.127cm">
            <draw:text-box>
              <text:p>Feedforward</text:p>
              <text:p>Position</text:p>
            </draw:text-box>
          </draw:frame>
          <draw:frame draw:style-name="gr20" draw:text-style-name="P5" draw:layer="layout" svg:width="3.283cm" svg:height="1.673cm" svg:x="15.481cm" svg:y="14.97cm">
            <draw:text-box>
              <text:p>Feedback</text:p>
              <text:p>Position</text:p>
            </draw:text-box>
          </draw:frame>
          <draw:frame draw:style-name="gr20" draw:text-style-name="P5" draw:layer="layout" svg:width="3.283cm" svg:height="1.673cm" svg:x="30.594cm" svg:y="15.097cm">
            <draw:text-box>
              <text:p>Feedback</text:p>
              <text:p>Velocity</text:p>
            </draw:text-box>
          </draw:frame>
          <draw:frame draw:style-name="gr21" draw:text-style-name="P8" draw:layer="layout" svg:width="4.058cm" svg:height="1.673cm" svg:x="36.771cm" svg:y="1.381cm">
            <draw:text-box>
              <text:p>Feedforward</text:p>
              <text:p>Effort</text:p>
            </draw:text-box>
          </draw:frame>
          <draw:frame draw:style-name="gr22" draw:text-style-name="P9" draw:layer="layout" svg:width="2.407cm" svg:height="1.673cm" svg:x="39.571cm" svg:y="5.213cm">
            <draw:text-box>
              <text:p>Output</text:p>
              <text:p>Effort</text:p>
            </draw:text-box>
          </draw:frame>
          <draw:frame draw:style-name="gr23" draw:text-style-name="P9" draw:layer="layout" svg:width="2.682cm" svg:height="1.673cm" svg:x="26.515cm" svg:y="4.302cm">
            <draw:text-box>
              <text:p>Output</text:p>
              <text:p>Velocity</text:p>
            </draw:text-box>
          </draw:frame>
          <draw:frame draw:style-name="gr24" draw:text-style-name="P3" draw:layer="layout" svg:width="2.754cm" svg:height="1.673cm" svg:x="11.444cm" svg:y="6.615cm">
            <draw:text-box>
              <text:p>Output</text:p>
              <text:p>Position</text:p>
            </draw:text-box>
          </draw:frame>
          <draw:custom-shape draw:style-name="gr13" draw:text-style-name="P2" draw:layer="layout" svg:width="3.81cm" svg:height="2.54cm" svg:x="35.363cm" svg:y="9.936cm">
            <text:p text:style-name="P2">Friction</text:p>
            <text:p text:style-name="P2">Model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54cm" svg:height="0.508cm" svg:x="32.877cm" svg:y="10.9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4" draw:layer="layout" svg:width="3.175cm" svg:height="0.508cm" draw:transform="rotate (1.5707963267949) translate (37.068cm 9.8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3" draw:text-style-name="P2" draw:layer="layout" svg:width="3.81cm" svg:height="2.54cm" svg:x="13.857cm" svg:y="4.811cm">
            <text:p text:style-name="P2">Position</text:p>
            <text:p text:style-name="P2">Controller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6cm" svg:height="1.29cm" svg:x="19.582cm" svg:y="5.436cm">
            <text:p text:style-name="P2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3.81cm" svg:height="2.54cm" svg:x="22.747cm" svg:y="4.811cm">
            <text:p text:style-name="P2">Target</text:p>
            <text:p text:style-name="P2">Velocity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81cm" svg:height="2.54cm" svg:x="29.097cm" svg:y="4.811cm">
            <text:p text:style-name="P2">Velocity</text:p>
            <text:p text:style-name="P2">Controller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6cm" svg:height="1.29cm" svg:x="36.611cm" svg:y="5.458cm">
            <text:p text:style-name="P2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1.905cm" svg:height="0.508cm" svg:x="17.667cm" svg:y="5.8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4" draw:layer="layout" svg:width="1.905cm" svg:height="0.508cm" svg:x="20.842cm" svg:y="5.8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4" draw:layer="layout" svg:width="3.78cm" svg:height="0.508cm" svg:x="32.907cm" svg:y="5.8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4" draw:layer="layout" svg:width="1.905cm" svg:height="0.508cm" svg:x="37.814cm" svg:y="5.8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svg:x="26.557cm" svg:y="5.8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2" draw:layer="layout" svg:width="3.81cm" svg:height="2.54cm" svg:x="4.94cm" svg:y="4.784cm">
            <text:p text:style-name="P2">Target</text:p>
            <text:p text:style-name="P2">Position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54cm" svg:height="0.508cm" svg:x="2.4cm" svg:y="5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2" draw:layer="layout" svg:width="3.81cm" svg:height="2.54cm" svg:x="13.83cm" svg:y="9.891cm">
            <text:p text:style-name="P2">Position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81cm" svg:height="2.54cm" svg:x="29.07cm" svg:y="9.891cm">
            <text:p text:style-name="P2">Velocity</text:p>
            <text:p text:style-name="P2">filter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.26cm" svg:height="1.29cm" svg:x="10.665cm" svg:y="5.426cm">
            <text:p text:style-name="P2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1.905cm" svg:height="0.508cm" svg:x="8.75cm" svg:y="5.81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4" draw:layer="layout" svg:width="1.905cm" svg:height="0.508cm" svg:x="11.925cm" svg:y="5.81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15.481cm 9.89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30.848cm 9.89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54cm" svg:height="0.508cm" draw:transform="rotate (1.5707963267949) translate (11.036cm 5.446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54cm" svg:height="0.508cm" draw:transform="rotate (1.5707963267949) translate (19.926cm 5.446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54cm" svg:height="0.508cm" draw:transform="rotate (1.5707963267949) translate (37.025cm 5.468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15.608cm 14.97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4" draw:layer="layout" svg:width="2.54cm" svg:height="0.508cm" draw:transform="rotate (1.5707963267949) translate (30.721cm 14.97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" draw:text-style-name="P6" draw:layer="layout" svg:width="3.175cm" svg:height="1.673cm" svg:x="1.384cm" svg:y="4.027cm">
            <draw:text-box>
              <text:p>Target</text:p>
              <text:p>position</text:p>
            </draw:text-box>
          </draw:frame>
          <draw:frame draw:style-name="gr18" draw:text-style-name="P6" draw:layer="layout" svg:width="2.682cm" svg:height="1.673cm" svg:x="19.911cm" svg:y="9.256cm">
            <draw:text-box>
              <text:p>Target </text:p>
              <text:p>Velocity</text:p>
            </draw:text-box>
          </draw:frame>
          <draw:custom-shape draw:style-name="gr8" draw:text-style-name="P4" draw:layer="layout" svg:width="2.54cm" svg:height="0.508cm" draw:transform="rotate (1.5707963267949) translate (19.926cm 9.28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7" draw:layer="layout" svg:width="4.058cm" svg:height="1.673cm" svg:x="19.551cm" svg:y="1.233cm">
            <draw:text-box>
              <text:p>Feedforward</text:p>
              <text:p>Velocity</text:p>
            </draw:text-box>
          </draw:frame>
          <draw:frame draw:style-name="gr19" draw:text-style-name="P7" draw:layer="layout" svg:width="4.058cm" svg:height="1.673cm" svg:x="10.788cm" svg:y="1.128cm">
            <draw:text-box>
              <text:p>Feedforward</text:p>
              <text:p>Position</text:p>
            </draw:text-box>
          </draw:frame>
          <draw:frame draw:style-name="gr20" draw:text-style-name="P5" draw:layer="layout" svg:width="3.283cm" svg:height="1.673cm" svg:x="15.481cm" svg:y="14.971cm">
            <draw:text-box>
              <text:p>Feedback</text:p>
              <text:p>Position</text:p>
            </draw:text-box>
          </draw:frame>
          <draw:frame draw:style-name="gr20" draw:text-style-name="P5" draw:layer="layout" svg:width="3.283cm" svg:height="1.673cm" svg:x="30.594cm" svg:y="15.098cm">
            <draw:text-box>
              <text:p>Feedback</text:p>
              <text:p>Velocity</text:p>
            </draw:text-box>
          </draw:frame>
          <draw:frame draw:style-name="gr21" draw:text-style-name="P8" draw:layer="layout" svg:width="4.058cm" svg:height="1.673cm" svg:x="36.771cm" svg:y="1.382cm">
            <draw:text-box>
              <text:p>Feedforward</text:p>
              <text:p>Effort</text:p>
            </draw:text-box>
          </draw:frame>
          <draw:frame draw:style-name="gr22" draw:text-style-name="P9" draw:layer="layout" svg:width="2.407cm" svg:height="1.673cm" svg:x="39.571cm" svg:y="5.214cm">
            <draw:text-box>
              <text:p>Output</text:p>
              <text:p>Effort</text:p>
            </draw:text-box>
          </draw:frame>
          <draw:frame draw:style-name="gr23" draw:text-style-name="P9" draw:layer="layout" svg:width="2.682cm" svg:height="1.673cm" svg:x="26.515cm" svg:y="4.303cm">
            <draw:text-box>
              <text:p>Output</text:p>
              <text:p>Velocity</text:p>
            </draw:text-box>
          </draw:frame>
          <draw:frame draw:style-name="gr24" draw:text-style-name="P3" draw:layer="layout" svg:width="2.754cm" svg:height="1.673cm" svg:x="11.444cm" svg:y="6.616cm">
            <draw:text-box>
              <text:p>Output</text:p>
              <text:p>Position</text:p>
            </draw:text-box>
          </draw:frame>
          <draw:custom-shape draw:style-name="gr13" draw:text-style-name="P2" draw:layer="layout" svg:width="3.81cm" svg:height="2.54cm" svg:x="35.363cm" svg:y="9.937cm">
            <text:p text:style-name="P2">Friction</text:p>
            <text:p text:style-name="P2">Model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54cm" svg:height="0.508cm" svg:x="32.877cm" svg:y="10.9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4" draw:layer="layout" svg:width="3.175cm" svg:height="0.508cm" draw:transform="rotate (1.5707963267949) translate (37.068cm 9.89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8:02:58.104517961</meta:creation-date>
    <dc:date>2017-05-03T08:42:21.786624789</dc:date>
    <meta:editing-duration>PT21M57S</meta:editing-duration>
    <meta:editing-cycles>9</meta:editing-cycles>
    <meta:generator>LibreOffice/5.1.6.2$Linux_X86_64 LibreOffice_project/10m0$Build-2</meta:generator>
    <meta:document-statistic meta:object-count="105"/>
  </office:meta>
</office:document-meta>
</file>